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055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0217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4937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8.4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>
      <style:text-properties style:font-name="Arial" style:font-name-asian="Droid Sans Fallback" style:font-name-complex="Lohit Hindi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5"/>
        <table:table-column table:style-name="co3" table:default-cell-style-name="ce5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number-columns-repeated="997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Method</text:p>
          </table:table-cell>
          <table:table-cell table:style-name="ce3" office:value-type="string" calcext:value-type="string">
            <text:p>Megapixels</text:p>
          </table:table-cell>
          <table:table-cell table:style-name="ce3" office:value-type="string" calcext:value-type="string">
            <text:p>Focussing</text:p>
          </table:table-cell>
          <table:table-cell table:style-name="ce3" office:value-type="string" calcext:value-type="string">
            <text:p>Detachable Cable</text:p>
          </table:table-cell>
          <table:table-cell table:style-name="ce3" office:value-type="string" calcext:value-type="string">
            <text:p>Standard Cable</text:p>
          </table:table-cell>
          <table:table-cell table:style-name="ce3" office:value-type="string" calcext:value-type="string">
            <text:p>Microphones</text:p>
          </table:table-cell>
          <table:table-cell table:style-name="ce3" office:value-type="string" calcext:value-type="string">
            <text:p>3-Axis Accel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Global Shutter</text:p>
          </table:table-cell>
          <table:table-cell table:style-name="ce3" office:value-type="string" calcext:value-type="string">
            <text:p>Depth Min (mm)</text:p>
          </table:table-cell>
          <table:table-cell table:style-name="ce3" office:value-type="string" calcext:value-type="string">
            <text:p>Depth Max (mm)</text:p>
          </table:table-cell>
          <table:table-cell table:style-name="ce3" office:value-type="string" calcext:value-type="string">
            <text:p>Depth Quality</text:p>
          </table:table-cell>
          <table:table-cell table:style-name="ce3" office:value-type="string" calcext:value-type="string">
            <text:p>FPS</text:p>
          </table:table-cell>
          <table:table-cell table:style-name="ce3" office:value-type="string" calcext:value-type="string">
            <text:p>Resolution @ FPS</text:p>
          </table:table-cell>
          <table:table-cell table:style-name="ce3" office:value-type="string" calcext:value-type="string">
            <text:p>Plugs</text:p>
          </table:table-cell>
          <table:table-cell table:style-name="ce3" office:value-type="string" calcext:value-type="string">
            <text:p>Separate Power</text:p>
          </table:table-cell>
          <table:table-cell table:style-name="ce3" office:value-type="string" calcext:value-type="string">
            <text:p>Operating Power (W)</text:p>
          </table:table-cell>
          <table:table-cell table:style-name="ce3" office:value-type="string" calcext:value-type="string">
            <text:p>Standby Power (W)</text:p>
          </table:table-cell>
          <table:table-cell table:style-name="ce3" office:value-type="string" calcext:value-type="string">
            <text:p>Weight (g)</text:p>
          </table:table-cell>
          <table:table-cell table:style-name="ce3" office:value-type="string" calcext:value-type="string">
            <text:p>Length (mm)</text:p>
          </table:table-cell>
          <table:table-cell table:style-name="ce3" office:value-type="string" calcext:value-type="string">
            <text:p>Width (mm)</text:p>
          </table:table-cell>
          <table:table-cell table:style-name="ce3" office:value-type="string" calcext:value-type="string">
            <text:p>Depth (mm)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URL2</text:p>
          </table:table-cell>
          <table:table-cell table:style-name="ce3" table:number-columns-repeated="996"/>
        </table:table-row>
        <table:table-row table:style-name="ro1">
          <table:table-cell table:formula="of:=( (1/(PRICE/100))*10 + (MEGAPIXELS)*1 + ([.H2])*1 + (GLOBAL_SHUTTER)*3 + (MICROPHONES)*1 + (1/(1+DEPTH_MIN))*3 + (1-SEPARATE_POWER)*10)*('Depth')*(DEPTH_QUALITY)" office:value-type="float" office:value="24.1889438943894" calcext:value-type="float">
            <text:p>24.19</text:p>
          </table:table-cell>
          <table:table-cell office:value-type="string" calcext:value-type="string">
            <text:p>Raspberry Pi 5MP 1080P Camera NoIR + Infrared Laser</text:p>
          </table:table-cell>
          <table:table-cell table:formula="of:=30+15" office:value-type="currency" office:currency="USD" office:value="45" calcext:value-type="currency">
            <text:p>$45.00</text:p>
          </table:table-cell>
          <table:table-cell office:value-type="string" calcext:value-type="string">
            <text:p>CMO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75" calcext:value-type="float">
            <text:p>0.75</text:p>
          </table:table-cell>
          <table:table-cell table:number-columns-repeated="10"/>
          <table:table-cell office:value-type="string" calcext:value-type="string">
            <text:p>http://www.amazon.com/Raspberry-Pi-Camera-Filter-Vision/dp/B00G76YEU8/ref=sr_1_4?ie=UTF8&amp;qid=1441593508&amp;sr=8-4&amp;keywords=IR+webcam#customerReviews</text:p>
          </table:table-cell>
          <table:table-cell table:number-columns-repeated="997"/>
        </table:table-row>
        <table:table-row table:style-name="ro1">
          <table:table-cell table:formula="of:=( (1/(PRICE/100))*10 + (MEGAPIXELS)*1 + ([.H3])*1 + (GLOBAL_SHUTTER)*3 + (MICROPHONES)*1 + (1/(1+DEPTH_MIN))*3 + (1-SEPARATE_POWER)*10)*('Depth')*(DEPTH_QUALITY)" office:value-type="float" office:value="21.712044534413" calcext:value-type="float">
            <text:p>21.71</text:p>
          </table:table-cell>
          <table:table-cell office:value-type="string" calcext:value-type="string">
            <text:p>Creative Senz3D</text:p>
          </table:table-cell>
          <table:table-cell office:value-type="currency" office:currency="USD" office:value="130" calcext:value-type="currency">
            <text:p>$130.00</text:p>
          </table:table-cell>
          <table:table-cell office:value-type="string" calcext:value-type="string">
            <text:p>Time-of-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80 x 720</text:p>
          </table:table-cell>
          <table:table-cell office:value-type="string" calcext:value-type="string">
            <text:p>US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ttp://us.creative.com/p/web-cameras/creative-senz3d</text:p>
          </table:table-cell>
          <table:table-cell table:number-columns-repeated="997"/>
        </table:table-row>
        <table:table-row table:style-name="ro1">
          <table:table-cell table:formula="of:=( (1/(PRICE/100))*10 + (MEGAPIXELS)*1 + ([.H4])*1 + (GLOBAL_SHUTTER)*3 + (MICROPHONES)*1 + (1/(1+DEPTH_MIN))*3 + (1-SEPARATE_POWER)*10)*('Depth')*(DEPTH_QUALITY)" office:value-type="float" office:value="21.1159354741444" calcext:value-type="float">
            <text:p>21.12</text:p>
          </table:table-cell>
          <table:table-cell office:value-type="string" calcext:value-type="string">
            <text:p>Intel RealSense 3D Camera Front F200</text:p>
          </table:table-cell>
          <table:table-cell office:value-type="currency" office:currency="USD" office:value="99" calcext:value-type="currency">
            <text:p>$99.00</text:p>
          </table:table-cell>
          <table:table-cell office:value-type="string" calcext:value-type="string">
            <text:p>Time-of-fligh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20 x 240</text:p>
          </table:table-cell>
          <table:table-cell office:value-type="string" calcext:value-type="string">
            <text:p>USB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http://click.intel.com/intel-realsense-developer-kit.html</text:p>
          </table:table-cell>
          <table:table-cell office:value-type="string" calcext:value-type="string">
            <text:p>https://software.intel.com/en-us/RealSense/F200Camera</text:p>
          </table:table-cell>
          <table:table-cell table:number-columns-repeated="996"/>
        </table:table-row>
        <table:table-row table:style-name="ro1">
          <table:table-cell table:formula="of:=( (1/(PRICE/100))*10 + (MEGAPIXELS)*1 + ([.H5])*1 + (GLOBAL_SHUTTER)*3 + (MICROPHONES)*1 + (1/(1+DEPTH_MIN))*3 + (1-SEPARATE_POWER)*10)*('Depth')*(DEPTH_QUALITY)" office:value-type="float" office:value="17.1660213958227" calcext:value-type="float">
            <text:p>17.17</text:p>
          </table:table-cell>
          <table:table-cell office:value-type="string" calcext:value-type="string">
            <text:p>DS325</text:p>
          </table:table-cell>
          <table:table-cell office:value-type="currency" office:currency="USD" office:value="260" calcext:value-type="currency">
            <text:p>$260.00</text:p>
          </table:table-cell>
          <table:table-cell office:value-type="string" calcext:value-type="string">
            <text:p>Time-of-fligh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0 x 240</text:p>
          </table:table-cell>
          <table:table-cell office:value-type="string" calcext:value-type="string">
            <text:p>USB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tp://www.softkinetic.com/Products/DepthSenseCameras</text:p>
          </table:table-cell>
          <table:table-cell table:number-columns-repeated="997"/>
        </table:table-row>
        <table:table-row table:style-name="ro1">
          <table:table-cell table:formula="of:=( (1/(PRICE/100))*10 + (MEGAPIXELS)*1 + ([.H6])*1 + (GLOBAL_SHUTTER)*3 + (MICROPHONES)*1 + (1/(1+DEPTH_MIN))*3 + (1-SEPARATE_POWER)*10)*('Depth')*(DEPTH_QUALITY)" office:value-type="float" office:value="15.9006247396918" calcext:value-type="float">
            <text:p>15.90</text:p>
          </table:table-cell>
          <table:table-cell office:value-type="string" calcext:value-type="string">
            <text:p>Microsoft Kinect for Xbox 36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IR project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00" calcext:value-type="float">
            <text:p>240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0 x 240</text:p>
          </table:table-cell>
          <table:table-cell office:value-type="string" calcext:value-type="string">
            <text:p>USB+12V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60.78" calcext:value-type="float">
            <text:p>1360.78</text:p>
          </table:table-cell>
          <table:table-cell office:value-type="float" office:value="375.92" calcext:value-type="float">
            <text:p>375.92</text:p>
          </table:table-cell>
          <table:table-cell office:value-type="float" office:value="149.86" calcext:value-type="float">
            <text:p>149.86</text:p>
          </table:table-cell>
          <table:table-cell office:value-type="float" office:value="121.92" calcext:value-type="float">
            <text:p>121.92</text:p>
          </table:table-cell>
          <table:table-cell office:value-type="string" calcext:value-type="string">
            <text:p>http://en.wikipedia.org/wiki/Kinect</text:p>
          </table:table-cell>
          <table:table-cell table:number-columns-repeated="997"/>
        </table:table-row>
        <table:table-row table:style-name="ro1">
          <table:table-cell table:formula="of:=( (1/(PRICE/100))*10 + (MEGAPIXELS)*1 + ([.H7])*1 + (GLOBAL_SHUTTER)*3 + (MICROPHONES)*1 + (1/(1+DEPTH_MIN))*3 + (1-SEPARATE_POWER)*10)*('Depth')*(DEPTH_QUALITY)" office:value-type="float" office:value="15.4285714285714" calcext:value-type="float">
            <text:p>15.43</text:p>
          </table:table-cell>
          <table:table-cell office:value-type="string" calcext:value-type="string">
            <text:p>pmd[vision] Camboard</text:p>
          </table:table-cell>
          <table:table-cell office:value-type="currency" office:currency="USD" office:value="700" calcext:value-type="currency">
            <text:p>$700.00</text:p>
          </table:table-cell>
          <table:table-cell office:value-type="string" calcext:value-type="string">
            <text:p>CMO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formula="of:=( (1/(PRICE/100))*10 + (MEGAPIXELS)*1 + ([.H8])*1 + (GLOBAL_SHUTTER)*3 + (MICROPHONES)*1 + (1/(1+DEPTH_MIN))*3 + (1-SEPARATE_POWER)*10)*('Depth')*(DEPTH_QUALITY)" office:value-type="float" office:value="15.25" calcext:value-type="float">
            <text:p>15.25</text:p>
          </table:table-cell>
          <table:table-cell office:value-type="string" calcext:value-type="string">
            <text:p>D-IMager</text:p>
          </table:table-cell>
          <table:table-cell office:value-type="currency" office:currency="USD" office:value="800" calcext:value-type="currency">
            <text:p>$800.0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formula="of:=( (1/(PRICE/100))*10 + (MEGAPIXELS)*1 + ([.H9])*1 + (GLOBAL_SHUTTER)*3 + (MICROPHONES)*1 + (1/(1+DEPTH_MIN))*3 + (1-SEPARATE_POWER)*10)*('Depth')*(DEPTH_QUALITY)" office:value-type="float" office:value="12.4450453266646" calcext:value-type="float">
            <text:p>12.45</text:p>
          </table:table-cell>
          <table:table-cell office:value-type="string" calcext:value-type="string">
            <text:p>Microsoft Kinect for Xbox One</text:p>
          </table:table-cell>
          <table:table-cell office:value-type="currency" office:currency="USD" office:value="140" calcext:value-type="currency">
            <text:p>$140.00</text:p>
          </table:table-cell>
          <table:table-cell office:value-type="string" calcext:value-type="string">
            <text:p>Time-of-fligh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70" calcext:value-type="float">
            <text:p>13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12 x 424</text:p>
          </table:table-cell>
          <table:table-cell office:value-type="string" calcext:value-type="string">
            <text:p>USB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http://en.wikipedia.org/wiki/Kinect_for_Xbox_One</text:p>
          </table:table-cell>
          <table:table-cell table:number-columns-repeated="997"/>
        </table:table-row>
        <table:table-row table:style-name="ro1">
          <table:table-cell table:formula="of:=( (1/(PRICE/100))*10 + (MEGAPIXELS)*1 + ([.H10])*1 + (GLOBAL_SHUTTER)*3 + (MICROPHONES)*1 + (1/(1+DEPTH_MIN))*3 + (1-SEPARATE_POWER)*10)*('Depth')*(DEPTH_QUALITY)" office:value-type="float" office:value="9.09180121028003" calcext:value-type="float">
            <text:p>9.09</text:p>
          </table:table-cell>
          <table:table-cell office:value-type="string" calcext:value-type="string">
            <text:p>Asus Xtion</text:p>
          </table:table-cell>
          <table:table-cell office:value-type="currency" office:currency="USD" office:value="170" calcext:value-type="currency">
            <text:p>$170.00</text:p>
          </table:table-cell>
          <table:table-cell office:value-type="string" calcext:value-type="string">
            <text:p>IR project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2400" calcext:value-type="float">
            <text:p>240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40 x 480</text:p>
          </table:table-cell>
          <table:table-cell office:value-type="string" calcext:value-type="string">
            <text:p>USB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http://www.asus.com/us/Multimedia/Xtion_PRO_LIVE/</text:p>
          </table:table-cell>
          <table:table-cell table:number-columns-repeated="997"/>
        </table:table-row>
        <table:table-row table:style-name="ro1">
          <table:table-cell table:formula="of:=( (1/(PRICE/100))*10 + (MEGAPIXELS)*1 + ([.H11])*1 + (GLOBAL_SHUTTER)*3 + (MICROPHONES)*1 + (1/(1+DEPTH_MIN))*3 + (1-SEPARATE_POWER)*10)*('Depth')*(DEPTH_QUALITY)" office:value-type="float" office:value="7.77875366637181" calcext:value-type="float">
            <text:p>7.78</text:p>
          </table:table-cell>
          <table:table-cell office:value-type="string" calcext:value-type="string">
            <text:p>Apple Primesense Carmine 1.082</text:p>
          </table:table-cell>
          <table:table-cell office:value-type="currency" office:currency="USD" office:value="235" calcext:value-type="currency">
            <text:p>$235.00</text:p>
          </table:table-cell>
          <table:table-cell office:value-type="string" calcext:value-type="string">
            <text:p>IR project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70" calcext:value-type="float">
            <text:p>137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0 x 240</text:p>
          </table:table-cell>
          <table:table-cell office:value-type="string" calcext:value-type="string">
            <text:p>USB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http://en.wikipedia.org/wiki/PrimeSense</text:p>
          </table:table-cell>
          <table:table-cell table:number-columns-repeated="997"/>
        </table:table-row>
        <table:table-row table:style-name="ro1">
          <table:table-cell table:formula="of:=( (1/(PRICE/100))*10 + (MEGAPIXELS)*1 + ([.H12])*1 + (GLOBAL_SHUTTER)*3 + (MICROPHONES)*1 + (1/(1+DEPTH_MIN))*3 + (1-SEPARATE_POWER)*10)*('Depth')*(DEPTH_QUALITY)" office:value-type="float" office:value="3.73033296337403" calcext:value-type="float">
            <text:p>3.73</text:p>
          </table:table-cell>
          <table:table-cell office:value-type="string" calcext:value-type="string">
            <text:p>Minoru 3D Webcam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string" calcext:value-type="string">
            <text:p>CMO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0 x 240</text:p>
          </table:table-cell>
          <table:table-cell table:style-name="ce7" office:value-type="string" calcext:value-type="string">
            <text:p>US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0.002" calcext:value-type="float">
            <text:p>0.002</text:p>
          </table:table-cell>
          <table:table-cell table:number-columns-repeated="4"/>
          <table:table-cell office:value-type="string" calcext:value-type="string">
            <text:p>http://en.wikipedia.org/wiki/Minoru_3D_Webcam</text:p>
          </table:table-cell>
          <table:table-cell table:number-columns-repeated="997"/>
        </table:table-row>
        <table:table-row table:style-name="ro1">
          <table:table-cell table:formula="of:=( (1/(PRICE/100))*10 + (MEGAPIXELS)*1 + ([.H13])*1 + (GLOBAL_SHUTTER)*3 + (MICROPHONES)*1 + (1/(1+DEPTH_MIN))*3 + (1-SEPARATE_POWER)*10)*('Depth')*(DEPTH_QUALITY)" office:value-type="float" office:value="3.66991341991342" calcext:value-type="float">
            <text:p>3.67</text:p>
          </table:table-cell>
          <table:table-cell office:value-type="string" calcext:value-type="string">
            <text:p>Duo M</text:p>
          </table:table-cell>
          <table:table-cell office:value-type="currency" office:currency="USD" office:value="600" calcext:value-type="currency">
            <text:p>$600.00</text:p>
          </table:table-cell>
          <table:table-cell office:value-type="string" calcext:value-type="string">
            <text:p>CM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2500" calcext:value-type="float">
            <text:p>2500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20 x 240</text:p>
          </table:table-cell>
          <table:table-cell office:value-type="string" calcext:value-type="string">
            <text:p>USB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25.4" calcext:value-type="float">
            <text:p>25.4</text:p>
          </table:table-cell>
          <table:table-cell office:value-type="float" office:value="11.6" calcext:value-type="float">
            <text:p>11.6</text:p>
          </table:table-cell>
          <table:table-cell table:number-columns-repeated="998"/>
        </table:table-row>
        <table:table-row table:style-name="ro1">
          <table:table-cell table:formula="of:=( (1/(PRICE/100))*10 + (MEGAPIXELS)*1 + ([.H14])*1 + (GLOBAL_SHUTTER)*3 + (MICROPHONES)*1 + (1/(1+DEPTH_MIN))*3 + (1-SEPARATE_POWER)*10)*('Depth')*(DEPTH_QUALITY)" office:value-type="float" office:value="3.61038961038961" calcext:value-type="float">
            <text:p>3.61</text:p>
          </table:table-cell>
          <table:table-cell office:value-type="string" calcext:value-type="string">
            <text:p>Duo MLX</text:p>
          </table:table-cell>
          <table:table-cell office:value-type="currency" office:currency="USD" office:value="700" calcext:value-type="currency">
            <text:p>$700.00</text:p>
          </table:table-cell>
          <table:table-cell office:value-type="string" calcext:value-type="string">
            <text:p>CM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2500" calcext:value-type="float">
            <text:p>2500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20 x 240</text:p>
          </table:table-cell>
          <table:table-cell office:value-type="string" calcext:value-type="string">
            <text:p>USB</text:p>
          </table:table-cell>
          <table:table-cell table:number-columns-repeated="7"/>
          <table:table-cell office:value-type="string" calcext:value-type="string">
            <text:p>https://duo3d.com/</text:p>
          </table:table-cell>
          <table:table-cell table:number-columns-repeated="997"/>
        </table:table-row>
        <table:table-row table:style-name="ro1">
          <table:table-cell table:formula="of:=( (1/(PRICE/100))*10 + (MEGAPIXELS)*1 + ([.H15])*1 + (GLOBAL_SHUTTER)*3 + (MICROPHONES)*1 + (1/(1+DEPTH_MIN))*3 + (1-SEPARATE_POWER)*10)*('Depth')*(DEPTH_QUALITY)" office:value-type="float" office:value="0" calcext:value-type="float">
            <text:p>0.00</text:p>
          </table:table-cell>
          <table:table-cell office:value-type="string" calcext:value-type="string">
            <text:p>Mini Stylish USB 2.0</text:p>
          </table:table-cell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CM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40 x 480</text:p>
          </table:table-cell>
          <table:table-cell office:value-type="string" calcext:value-type="string">
            <text:p>US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://www.ebay.com/itm/like/251793348946?lpid=82&amp;chn=ps</text:p>
          </table:table-cell>
          <table:table-cell table:number-columns-repeated="997"/>
        </table:table-row>
        <table:table-row table:style-name="ro1">
          <table:table-cell table:formula="of:=( (1/(PRICE/100))*10 + (MEGAPIXELS)*1 + ([.H16])*1 + (GLOBAL_SHUTTER)*3 + (MICROPHONES)*1 + (1/(1+DEPTH_MIN))*3 + (1-SEPARATE_POWER)*10)*('Depth')*(DEPTH_QUALITY)" office:value-type="float" office:value="0" calcext:value-type="float">
            <text:p>0.00</text:p>
          </table:table-cell>
          <table:table-cell office:value-type="string" calcext:value-type="string">
            <text:p>Mini Stylish USB 2.0</text:p>
          </table:table-cell>
          <table:table-cell office:value-type="currency" office:currency="USD" office:value="4" calcext:value-type="currency">
            <text:p>$4.00</text:p>
          </table:table-cell>
          <table:table-cell office:value-type="string" calcext:value-type="string">
            <text:p>CM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40 x 480</text:p>
          </table:table-cell>
          <table:table-cell office:value-type="string" calcext:value-type="string">
            <text:p>US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://www.ebay.com/itm/Mini-USB-2-0-30-0-Mega-HD-Webcam-Web-Cam-Camera-For-PC-Laptop-Computer-Macbook-/351337011433</text:p>
          </table:table-cell>
          <table:table-cell table:number-columns-repeated="997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DEPTH_MIN" table:base-cell-address="$Sheet1.$K$1" table:cell-range-address="$Sheet1.$M$1:.$M$1048576"/>
        <table:named-range table:name="DEPTH_QUALITY" table:base-cell-address="$Sheet1.$N$1" table:cell-range-address="$Sheet1.$O$1:.$O$1048576"/>
        <table:named-range table:name="GLOBAL_SHUTTER" table:base-cell-address="$Sheet1.$L$1" table:cell-range-address="$Sheet1.$L$1:.$L$1048576"/>
        <table:named-range table:name="MEGAPIXELS" table:base-cell-address="$Sheet1.$E$1" table:cell-range-address="$Sheet1.$E$1:.$E$1048576"/>
        <table:named-range table:name="MICROPHONES" table:base-cell-address="$Sheet1.$I$1" table:cell-range-address="$Sheet1.$I$1:.$I$1048576"/>
        <table:named-range table:name="PRICE" table:base-cell-address="$Sheet1.$C$1" table:cell-range-address="$Sheet1.$C$1:.$C$1048576"/>
        <table:named-range table:name="SEPARATE_POWER" table:base-cell-address="$Sheet1.$R$1" table:cell-range-address="$Sheet1.$S$1:.$S$1048576"/>
      </table:named-expressions>
      <table:database-ranges>
        <table:database-range table:name="__Anonymous_Sheet_DB__0" table:target-range-address="Sheet1.A1:Sheet1.AA1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 style:data-style-name="N2" text:time-value="20:39:39.845940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3-14T17:44:28</meta:creation-date>
    <dc:date>2015-09-06T23:00:43.624121757</dc:date>
    <dc:creator>chris </dc:creator>
    <meta:editing-duration>PT4H30M25S</meta:editing-duration>
    <meta:editing-cycles>39</meta:editing-cycles>
    <meta:generator>LibreOffice/4.2.8.2$Linux_X86_64 LibreOffice_project/420m0$Build-2</meta:generator>
    <meta:document-statistic meta:table-count="3" meta:cell-count="285" meta:object-count="0"/>
  </office:meta>
</office:document-meta>
</file>